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13.17625cm"/>
    </style:style>
    <style:style style:name="co5" style:family="table-column">
      <style:table-column-properties fo:break-before="auto" style:column-width="5.1858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Termine Data Science 2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intersemester 2023/2024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N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Themen</text:p>
          </table:table-cell>
          <table:table-cell office:value-type="string" table:style-name="ce2">
            <text:p>Besprechung Übungsblatt</text:p>
          </table:table-cell>
          <table:table-cell office:value-type="string" table:style-name="ce2">
            <text:p>Veröffentlichung Hausaufgabe</text:p>
          </table:table-cell>
          <table:table-cell office:value-type="string" table:style-name="ce2">
            <text:p>Abgabe Hausaufgabe, Veröffentlichung Video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3-10-12T00:00:00" table:style-name="ce3">
            <text:p>12.10.23</text:p>
          </table:table-cell>
          <table:table-cell office:value-type="string" table:style-name="ce1">
            <text:p>Zufallsvorgänge, Wahrscheinlichkeit</text:p>
          </table:table-cell>
          <table:table-cell office:value-type="string" table:style-name="ce1">
            <text:p>Blatt 1: Ableitung, Integrale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date" office:date-value="2023-10-19T00:00:00" table:formula="of:=[.B5]+7" table:style-name="ce3">
            <text:p>19.10.23</text:p>
          </table:table-cell>
          <table:table-cell office:value-type="string" table:style-name="ce1">
            <text:p>Zufallsvariablen</text:p>
          </table:table-cell>
          <table:table-cell office:value-type="string" table:style-name="ce4">
            <text:p>Blatt 2: <text:s/>Laplace-Wahrscheinlichkeit, Unabhängigkeit, bedingte Wahrscheinlichkeit</text:p>
          </table:table-cell>
          <table:table-cell office:value-type="string" table:style-name="ce1">
            <text:p>Hausaufgabenblatt 1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3-10-26T00:00:00" table:formula="of:=[.B6]+7" table:style-name="ce3">
            <text:p>26.10.23</text:p>
          </table:table-cell>
          <table:table-cell office:value-type="string" table:style-name="ce1">
            <text:p>Standardverteilung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3-11-02T00:00:00" table:formula="of:=[.B7]+7" table:style-name="ce3">
            <text:p>2.11.23</text:p>
          </table:table-cell>
          <table:table-cell office:value-type="string" table:style-name="ce1">
            <text:p>Zufallsvektoren</text:p>
          </table:table-cell>
          <table:table-cell office:value-type="string" table:style-name="ce1">
            <text:p>Blatt 3: Zufallsvariablen, Erwartungswert, Varianz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11-09T00:00:00" table:formula="of:=[.B8]+7" table:style-name="ce3">
            <text:p>9.11.23</text:p>
          </table:table-cell>
          <table:table-cell office:value-type="string" table:style-name="ce1">
            <text:p>Kovarianz</text:p>
          </table:table-cell>
          <table:table-cell office:value-type="string" table:style-name="ce1">
            <text:p>Blatt 4: Spezielle diskrete und stetige Verteilungen</text:p>
          </table:table-cell>
          <table:table-cell office:value-type="string" table:style-name="ce1">
            <text:p>Hausaufgabenblatt 2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3-11-16T00:00:00" table:formula="of:=[.B9]+7" table:style-name="ce3">
            <text:p>16.11.23</text:p>
          </table:table-cell>
          <table:table-cell office:value-type="string" table:style-name="ce1">
            <text:p>Grenzwertsätz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3-11-23T00:00:00" table:formula="of:=[.B10]+7" table:style-name="ce3">
            <text:p>23.11.23</text:p>
          </table:table-cell>
          <table:table-cell office:value-type="string" table:style-name="ce1">
            <text:p>Stichproben</text:p>
          </table:table-cell>
          <table:table-cell office:value-type="string" table:style-name="ce1">
            <text:p>Blatt 5: Gemeinsame Verteilungen, Kovarianz, Korrelation</text:p>
          </table:table-cell>
          <table:table-cell office:value-type="string" table:style-name="ce1">
            <text:p>Hausaufgabenblatt 3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3-11-30T00:00:00" table:formula="of:=[.B11]+7" table:style-name="ce3">
            <text:p>30.11.23</text:p>
          </table:table-cell>
          <table:table-cell office:value-type="string" table:style-name="ce1">
            <text:p>Punktschätzun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23-12-07T00:00:00" table:formula="of:=[.B12]+7" table:style-name="ce3">
            <text:p>7.12.23</text:p>
          </table:table-cell>
          <table:table-cell office:value-type="string" table:style-name="ce1">
            <text:p>Intervallschätzung</text:p>
          </table:table-cell>
          <table:table-cell office:value-type="string" table:style-name="ce1">
            <text:p>Blatt 6: Punktschätzung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23-12-14T00:00:00" table:formula="of:=[.B13]+7" table:style-name="ce3">
            <text:p>14.12.23</text:p>
          </table:table-cell>
          <table:table-cell office:value-type="string" table:style-name="ce1">
            <text:p>Hypothesentests</text:p>
          </table:table-cell>
          <table:table-cell office:value-type="string" table:style-name="ce1">
            <text:p>Blatt 7: Intervallschätzung</text:p>
          </table:table-cell>
          <table:table-cell office:value-type="string" table:style-name="ce1">
            <text:p>Hausaufgabenblatt 4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24-01-11T00:00:00" table:style-name="ce3">
            <text:p>11.1.24</text:p>
          </table:table-cell>
          <table:table-cell office:value-type="string" table:style-name="ce1">
            <text:p>Erwartungswerttest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4-01-18T00:00:00" table:formula="of:=[.B15]+7" table:style-name="ce3">
            <text:p>18.1.24</text:p>
          </table:table-cell>
          <table:table-cell office:value-type="string" table:style-name="ce1">
            <text:p>Andere Tests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24-01-25T00:00:00" table:formula="of:=[.B16]+7" table:style-name="ce3">
            <text:p>25.1.24</text:p>
          </table:table-cell>
          <table:table-cell office:value-type="string" table:style-name="ce1">
            <text:p>Bootstrap</text:p>
          </table:table-cell>
          <table:table-cell office:value-type="string" table:style-name="ce1">
            <text:p>Blatt 8: Hypothesentests</text:p>
          </table:table-cell>
          <table:table-cell office:value-type="string" table:style-name="ce1">
            <text:p>Hausaufgabenblatt 5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24-02-01T00:00:00" table:formula="of:=[.B17]+7" table:style-name="ce3">
            <text:p>1.2.24</text:p>
          </table:table-cell>
          <table:table-cell office:value-type="string" table:style-name="ce1">
            <text:p>[Reserve]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8"/>
        </table:table-row>
        <table:table-row table:style-name="ro2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104855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Fabian Apostel</dc:creator>
    <meta:creation-date>2022-02-04T16:53:42Z</meta:creation-date>
    <dc:date>2023-10-10T14:18:54Z</dc:date>
    <meta:editing-cycles>21</meta:editing-cycles>
    <meta:editing-duration>PT0S</meta:editing-duration>
  </office:meta>
</office:document-meta>
</file>